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6">
          <table:table-cell table:number-columns-repeated="12"/>
        </table:table-row>
        <table:table-row table:style-name="ro1">
          <table:table-cell table:number-columns-repeated="2"/>
          <table:table-cell office:value-type="float" office:value="2563" calcext:value-type="float">
            <text:p>2563</text:p>
          </table:table-cell>
          <table:table-cell/>
          <table:table-cell table:style-name="ce1" table:formula="of:=([.C27]/[.C28])-1" office:value-type="percentage" office:value="0.0114443567482241" calcext:value-type="percentage">
            <text:p>1.14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34" calcext:value-type="float">
            <text:p>2534</text:p>
          </table:table-cell>
          <table:table-cell table:number-columns-repeated="9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float" office:value="1169" calcext:value-type="float">
            <text:p>1169</text:p>
          </table:table-cell>
          <table:table-cell/>
          <table:table-cell table:style-name="ce1" table:formula="of:=([.C39]/[.C40])-1" office:value-type="percentage" office:value="0.00602409638554224" calcext:value-type="percentage">
            <text:p>0.60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62" calcext:value-type="float">
            <text:p>1162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table:formula="of:=[.H43]/[.G43]" office:value-type="float" office:value="0.00711111111111111" calcext:value-type="float">
            <text:p>0.007111111111111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float" office:value="5652" calcext:value-type="float">
            <text:p>5652</text:p>
          </table:table-cell>
          <table:table-cell/>
          <table:table-cell table:style-name="ce1" table:formula="of:=([.C48]/[.C49])-1" office:value-type="percentage" office:value="0.00551503291229327" calcext:value-type="percentage">
            <text:p>0.55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21" calcext:value-type="float">
            <text:p>5621</text:p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float" office:value="2807" calcext:value-type="float">
            <text:p>2807</text:p>
          </table:table-cell>
          <table:table-cell/>
          <table:table-cell table:style-name="ce1" table:formula="of:=([.C57]/[.C58])-1" office:value-type="percentage" office:value="0.00681492109038739" calcext:value-type="percentage">
            <text:p>0.68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88" calcext:value-type="float">
            <text:p>2788</text:p>
          </table:table-cell>
          <table:table-cell table:number-columns-repeated="9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number-columns-repeated="6"/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G79]+[.G80]" office:value-type="float" office:value="1848" calcext:value-type="float">
            <text:p>1848</text:p>
          </table:table-cell>
          <table:table-cell table:number-columns-repeated="4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0"/>
          <table:table-cell table:formula="of:=[.F93]" office:value-type="float" office:value="4.66837926202709" calcext:value-type="float">
            <text:p>4.66837926202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410" calcext:value-type="float">
            <text:p>21410</text:p>
          </table:table-cell>
          <table:table-cell table:number-columns-repeated="4"/>
          <table:table-cell office:value-type="float" office:value="21512" calcext:value-type="float">
            <text:p>215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/>
          <table:table-cell table:formula="of:=([.D93]/[.E92])*(1 - [.G93])" office:value-type="float" office:value="4.66837926202709" calcext:value-type="float">
            <text:p>4.66837926202709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100000" calcext:value-type="float">
            <text:p>100000</text:p>
          </table:table-cell>
          <table:table-cell/>
          <table:table-cell table:formula="of:=([.I93]/[.J92])*(1 - [.L93])" office:value-type="float" office:value="4.63694682037932" calcext:value-type="float">
            <text:p>4.63694682037932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formula="of:=[.K91]*[.J92]" office:value-type="float" office:value="100426.174684727" calcext:value-type="float">
            <text:p>100426.1746847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4:36:38.606000000</meta:creation-date>
    <dc:date>2018-04-02T13:03:22.386000000</dc:date>
    <meta:editing-duration>PT45M13S</meta:editing-duration>
    <meta:editing-cycles>3</meta:editing-cycles>
    <meta:generator>LibreOffice/5.3.6.1$Windows_X86_64 LibreOffice_project/686f202eff87ef707079aeb7f485847613344eb7</meta:generator>
    <meta:document-statistic meta:table-count="1" meta:cell-count="28" meta:object-count="0"/>
  </office:meta>
</office:document-meta>
</file>